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solid" draw:fill-color="#99ccff" draw:opacity="50%" draw:textarea-horizontal-align="justify" draw:textarea-vertical-align="middle" draw:auto-grow-height="false" fo:min-height="1.377cm" fo:min-width="3.107cm"/>
    </style:style>
    <style:style style:name="gr2" style:family="graphic" style:parent-style-name="standard">
      <style:graphic-properties draw:opacity="38%" draw:textarea-horizontal-align="justify" draw:textarea-vertical-align="middle" draw:auto-grow-height="false" fo:min-height="1.5cm" fo:min-width="3.7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solid" draw:fill-color="#99ccff" draw:opacity="50%" draw:textarea-horizontal-align="justify" draw:textarea-vertical-align="middle" draw:auto-grow-height="false" fo:min-height="1.518cm" fo:min-width="3.39cm"/>
    </style:style>
    <style:style style:name="gr6" style:family="graphic" style:parent-style-name="standard">
      <style:graphic-properties draw:opacity="50%" draw:opacity-name="" draw:textarea-horizontal-align="justify" draw:textarea-vertical-align="middle" draw:auto-grow-height="false" fo:min-height="2.25cm" fo:min-width="6cm"/>
    </style:style>
    <style:style style:name="gr7" style:family="graphic" style:parent-style-name="standard">
      <style:graphic-properties draw:opacity="38%" draw:textarea-horizontal-align="justify" draw:textarea-vertical-align="middle" draw:auto-grow-height="false" fo:min-height="1.4cm" fo:min-width="2.95cm"/>
    </style:style>
    <style:style style:name="gr8" style:family="graphic" style:parent-style-name="standard">
      <style:graphic-properties draw:opacity="40%" draw:textarea-horizontal-align="justify" draw:textarea-vertical-align="middle" draw:auto-grow-height="false" fo:min-height="1.75cm" fo:min-width="5cm"/>
    </style:style>
    <style:style style:name="gr9" style:family="graphic" style:parent-style-name="standard">
      <style:graphic-properties draw:opacity="50%" draw:textarea-horizontal-align="justify" draw:textarea-vertical-align="middle" draw:auto-grow-height="false" fo:min-height="1.01cm" fo:min-width="3.59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 draw:opacity="50%"/>
      <style:paragraph-properties fo:text-align="center"/>
    </style:style>
    <style:style style:name="P3" style:family="paragraph">
      <loext:graphic-properties draw:opacity="38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opacity="40%"/>
      <style:paragraph-properties fo:text-align="center"/>
    </style:style>
    <style:style style:name="P7" style:family="paragraph">
      <loext:graphic-properties draw:opacity="50%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01cm" svg:height="2.299cm" svg:x="5.6cm" svg:y="1.2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8.5cm" svg:height="3.5cm" svg:x="3.9cm" svg:y="8cm">
          <text:p text:style-name="P1">liczba &lt;= 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8.151cm" svg:y1="3.5cm" svg:x2="8.15cm" svg:y2="4.5cm" draw:start-shape="id1" draw:start-glue-point="8" draw:end-shape="id2" draw:end-glue-point="0" svg:d="M8151 3500l-1 1000" svg:viewBox="0 0 2 1001">
          <text:p/>
        </draw:connector>
        <draw:connector draw:style-name="gr4" draw:text-style-name="P4" draw:layer="layout" draw:type="line" svg:x1="8.15cm" svg:y1="11.5cm" svg:x2="8.15cm" svg:y2="13.3cm" draw:start-shape="id3" draw:start-glue-point="6" draw:end-shape="id4" draw:end-glue-point="4" svg:d="M8150 11500v1800" svg:viewBox="0 0 1 1801">
          <text:p text:style-name="P1"><text:tab/><text:tab/>TAK</text:p>
        </draw:connector>
        <draw:custom-shape draw:style-name="gr5" draw:text-style-name="P2" xml:id="id5" draw:id="id5" draw:layer="layout" svg:width="5.5cm" svg:height="2.5cm" svg:x="5.5cm" svg:y="23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-1.999cm" svg:x1="3.9cm" svg:y1="9.75cm" svg:x2="5.5cm" svg:y2="24.75cm" draw:start-shape="id3" draw:start-glue-point="5" draw:end-shape="id5" draw:end-glue-point="6" svg:d="M3900 9750h-2500v15000h4100" svg:viewBox="0 0 4101 15001">
          <text:p text:style-name="P1">NI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6" draw:text-style-name="P5" xml:id="id2" draw:id="id2" draw:layer="layout" svg:width="6.5cm" svg:height="2.5cm" svg:x="4.9cm" svg:y="4.5cm">
          <text:p text:style-name="P1">liczba = 10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8.15cm" svg:y1="7cm" svg:x2="8.15cm" svg:y2="8cm" draw:start-shape="id2" draw:start-glue-point="2" draw:end-shape="id3" draw:end-glue-point="4" svg:d="M8150 7000v1000" svg:viewBox="0 0 1 1001">
          <text:p/>
        </draw:connector>
        <draw:custom-shape draw:style-name="gr7" draw:text-style-name="P3" xml:id="id4" draw:id="id4" draw:layer="layout" svg:width="6.9cm" svg:height="3.3cm" svg:x="4.7cm" svg:y="13.3cm">
          <text:p text:style-name="P1">liczba % 6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1.6cm" svg:y1="14.95cm" svg:x2="17.25cm" svg:y2="10.8cm" draw:start-shape="id4" draw:start-glue-point="7" draw:end-shape="id6" draw:end-glue-point="2" svg:d="M11600 14950h5650v-4150" svg:viewBox="0 0 5651 4151">
          <text:p text:style-name="P1"/>
          <text:p text:style-name="P1"/>
          <text:p text:style-name="P1"/>
          <text:p text:style-name="P1"/>
          <text:p text:style-name="P1">NIE</text:p>
        </draw:connector>
        <draw:custom-shape draw:style-name="gr8" draw:text-style-name="P6" xml:id="id6" draw:id="id6" draw:layer="layout" svg:width="5.5cm" svg:height="2cm" svg:x="14.5cm" svg:y="8.8cm">
          <text:p text:style-name="P1">liczba = liczba + 1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4.5cm" svg:y1="9.8cm" svg:x2="12.4cm" svg:y2="9.75cm" draw:start-shape="id6" draw:start-glue-point="3" draw:end-shape="id3" draw:end-glue-point="7" svg:d="M14500 9800l-2100-50" svg:viewBox="0 0 2101 51">
          <text:p/>
        </draw:connector>
        <draw:custom-shape draw:style-name="gr9" draw:text-style-name="P7" xml:id="id7" draw:id="id7" draw:layer="layout" svg:width="6.5cm" svg:height="2cm" svg:x="4.9cm" svg:y="19cm">
          <text:p text:style-name="P1">wyświel 'liczba'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draw:type="line" svg:x1="8.15cm" svg:y1="16.6cm" svg:x2="8.15cm" svg:y2="19cm" draw:start-shape="id4" draw:start-glue-point="6" draw:end-shape="id7" draw:end-glue-point="5" svg:d="M8150 16600v2400" svg:viewBox="0 0 1 2401">
          <text:p text:style-name="P1"><text:tab/><text:tab/>TAK</text:p>
        </draw:connector>
        <draw:connector draw:style-name="gr3" draw:text-style-name="P4" draw:layer="layout" svg:x1="10.588cm" svg:y1="20cm" svg:x2="17.25cm" svg:y2="10.8cm" draw:start-shape="id7" draw:start-glue-point="6" draw:end-shape="id6" draw:end-glue-point="2" svg:d="M10588 20000h6662v-9200" svg:viewBox="0 0 6663 9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5M51S</meta:editing-duration>
    <meta:editing-cycles>6</meta:editing-cycles>
    <meta:generator>LibreOffice/5.4.2.2$Windows_x86 LibreOffice_project/22b09f6418e8c2d508a9eaf86b2399209b0990f4</meta:generator>
    <dc:date>2018-12-18T18:20:27.222000000</dc:date>
    <meta:document-statistic meta:object-count="15"/>
  </office:meta>
</office:document-meta>
</file>